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def6e" officeooo:paragraph-rsid="000def6e"/>
    </style:style>
    <style:style style:name="P2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officeooo:paragraph-rsid="000f4811"/>
    </style:style>
    <style:style style:name="P4" style:family="paragraph" style:parent-style-name="Preformatted_20_Text">
      <style:text-properties fo:font-variant="normal" fo:text-transform="none" fo:color="#24292f" loext:opacity="100%" style:font-name="ui-monospace" fo:font-size="10.5pt" fo:letter-spacing="normal" fo:font-style="normal" fo:font-weight="normal" officeooo:rsid="000f2905" officeooo:paragraph-rsid="000f2905"/>
    </style:style>
    <style:style style:name="P5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officeooo:rsid="000f2905" officeooo:paragraph-rsid="000f4811"/>
    </style:style>
    <style:style style:name="P6" style:family="paragraph" style:parent-style-name="Preformatted_20_Text">
      <style:text-properties fo:font-variant="normal" fo:text-transform="none" fo:color="#24292f" loext:opacity="100%" style:font-name="ui-monospace" fo:font-size="10.5pt" fo:letter-spacing="normal" fo:font-style="normal" fo:font-weight="normal" officeooo:rsid="000f2905" officeooo:paragraph-rsid="000f4811"/>
    </style:style>
    <style:style style:name="P7" style:family="paragraph" style:parent-style-name="Preformatted_20_Text">
      <style:text-properties fo:font-variant="normal" fo:text-transform="none" fo:color="#24292f" loext:opacity="100%" style:font-name="ui-monospace" fo:font-size="10.5pt" fo:letter-spacing="normal" fo:font-style="normal" fo:font-weight="normal" officeooo:rsid="000f4811" officeooo:paragraph-rsid="000f4811"/>
    </style:style>
    <style:style style:name="P8" style:family="paragraph" style:parent-style-name="Preformatted_20_Text">
      <style:text-properties fo:font-variant="normal" fo:text-transform="none" fo:color="#24292f" loext:opacity="100%" style:font-name="ui-monospace" fo:font-size="10.5pt" fo:letter-spacing="normal" fo:font-style="normal" fo:font-weight="normal" officeooo:paragraph-rsid="000f4811"/>
    </style:style>
    <style:style style:name="P9" style:family="paragraph" style:parent-style-name="Standard">
      <style:text-properties officeooo:rsid="000f2905" officeooo:paragraph-rsid="000f2905"/>
    </style:style>
    <style:style style:name="P10" style:family="paragraph" style:parent-style-name="Standard">
      <style:text-properties officeooo:rsid="000def6e" officeooo:paragraph-rsid="000def6e"/>
    </style:style>
    <style:style style:name="P11" style:family="paragraph" style:parent-style-name="Standard">
      <style:text-properties officeooo:rsid="000def6e" officeooo:paragraph-rsid="000f4811"/>
    </style:style>
    <style:style style:name="P12" style:family="paragraph" style:parent-style-name="Standard">
      <style:text-properties fo:font-size="13pt" fo:font-weight="bold" officeooo:rsid="000f4811" officeooo:paragraph-rsid="000f4811" style:font-size-asian="13pt" style:font-weight-asian="bold" style:font-size-complex="13pt" style:font-weight-complex="bold"/>
    </style:style>
    <style:style style:name="T1" style:family="text">
      <style:text-properties officeooo:rsid="000f4811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Key for git push:</text:span> <text:s text:c="3"/>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</text:p>
      <text:p text:style-name="P1"/>
      <text:p text:style-name="P1"/>
      <text:p text:style-name="P12">Для случая когда репозиторий на Github пустой:</text:p>
      <text:p text:style-name="P1"/>
      <text:p text:style-name="P4"><text:bookmark text:name="empty-setup-new-repo-echo"/><text:span text:style-name="T1">1. </text:span>git init</text:p>
      <text:p text:style-name="P7"/>
      <text:p text:style-name="P7">2. Делаем какие-то изменения </text:p>
      <text:p text:style-name="P7"/>
      <text:p text:style-name="P8"><text:span text:style-name="T1">3. </text:span>git add .</text:p>
      <text:p text:style-name="P8"/>
      <text:p text:style-name="P2"><text:span text:style-name="T1">4. </text:span>git commit -m "first commit"</text:p>
      <text:p text:style-name="P2"/>
      <text:p text:style-name="P2"><text:span text:style-name="T1">5. </text:span>git branch -M main</text:p>
      <text:p text:style-name="P2"/>
      <text:p text:style-name="P2"><text:span text:style-name="T1">6. </text:span>git remote add origin https://github.com/ramses314/<text:span text:style-name="T1">some</text:span>.git</text:p>
      <text:p text:style-name="P2"/>
      <text:p text:style-name="P2"><text:span text:style-name="T1">7. </text:span>git push -u origin main <text:span text:style-name="T1">(вводим username и key-token)</text:span></text:p>
      <text:p text:style-name="P9"/>
      <text:p text:style-name="P9"/>
      <text:p text:style-name="P12">Для случая когда репозиторий на Github уже с файлами:</text:p>
      <text:p text:style-name="P11"/>
      <text:p text:style-name="P6"><text:bookmark text:name="empty-setup-new-repo-echo1"/><text:span text:style-name="T1">1. </text:span>git <text:span text:style-name="T1">clone https://github.com/ramses314/some.git</text:span></text:p>
      <text:p text:style-name="P7"/>
      <text:p text:style-name="P7">2. Делаем какие-то изменения </text:p>
      <text:p text:style-name="P7"/>
      <text:p text:style-name="P8"><text:span text:style-name="T1">3. </text:span>git add .</text:p>
      <text:p text:style-name="P8"/>
      <text:p text:style-name="P3"><text:span text:style-name="T1">4. </text:span>git commit -m "first commit"</text:p>
      <text:p text:style-name="P3"/>
      <text:p text:style-name="P3"><text:span text:style-name="T1">5. </text:span>git branch -M main</text:p>
      <text:p text:style-name="P3"/>
      <text:p text:style-name="P5"><text:span text:style-name="T1">6. </text:span>git push -u origin main <text:span text:style-name="T1">(вводим username и key-token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0:35:01.805921923</meta:creation-date>
    <dc:date>2022-08-08T12:19:24.058671172</dc:date>
    <meta:editing-duration>PT8M37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" meta:paragraph-count="16" meta:word-count="92" meta:character-count="581" meta:non-whitespace-character-count="500"/>
  </office:meta>
</office:document-meta>
</file>